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000000200C6AC49F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.95cm" svg:height="17.198cm" svg:x="0.4cm" svg:y="7cm">
          <draw:image xlink:href="Pictures/100002010000020000000200C6AC49F6.png" xlink:type="simple" xlink:show="embed" xlink:actuate="onLoad">
            <text:p text:style-name="P1">s</text:p>
          </draw:image>
        </draw:frame>
        <draw:line draw:style-name="gr2" draw:text-style-name="P1" draw:layer="layout" svg:x1="5.5cm" svg:y1="20.1cm" svg:x2="0.6cm" svg:y2="23.2cm">
          <text:p/>
        </draw:line>
        <draw:line draw:style-name="gr2" draw:text-style-name="P1" draw:layer="layout" svg:x1="15.9cm" svg:y1="20.3cm" svg:x2="20.8cm" svg:y2="2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na Lefour</meta:initial-creator>
    <meta:creation-date>2021-02-16T00:06:01.06</meta:creation-date>
    <dc:date>2021-02-16T00:15:04.97</dc:date>
    <dc:creator>Anna Lefour</dc:creator>
    <meta:editing-duration>PT9M5S</meta:editing-duration>
    <meta:editing-cycles>1</meta:editing-cycles>
    <meta:document-statistic meta:object-count="3"/>
    <meta:generator>OpenOffice/4.1.7$Win32 OpenOffice.org_project/417m1$Build-9800</meta:generator>
  </office:meta>
</office:document-meta>
</file>